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02c3" officeooo:paragraph-rsid="000f02c3"/>
    </style:style>
    <style:style style:name="P2" style:family="paragraph" style:parent-style-name="Standard">
      <style:text-properties officeooo:rsid="00122edc" officeooo:paragraph-rsid="00122edc"/>
    </style:style>
    <style:style style:name="P3" style:family="paragraph" style:parent-style-name="Standard">
      <style:text-properties officeooo:rsid="00130973" officeooo:paragraph-rsid="00130973"/>
    </style:style>
    <style:style style:name="P4" style:family="paragraph" style:parent-style-name="Standard">
      <style:text-properties officeooo:rsid="00154909" officeooo:paragraph-rsid="00154909"/>
    </style:style>
    <style:style style:name="P5" style:family="paragraph" style:parent-style-name="Standard">
      <style:text-properties officeooo:rsid="00171c35" officeooo:paragraph-rsid="00171c35"/>
    </style:style>
    <style:style style:name="P6" style:family="paragraph" style:parent-style-name="Standard">
      <style:text-properties officeooo:rsid="00171c35" officeooo:paragraph-rsid="00189c79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 officeooo:rsid="000f02c3" officeooo:paragraph-rsid="000f02c3"/>
    </style:style>
    <style:style style:name="P8" style:family="paragraph" style:parent-style-name="Preformatted_20_Text">
      <style:text-properties officeooo:rsid="000f02c3" officeooo:paragraph-rsid="000f02c3"/>
    </style:style>
    <style:style style:name="P9" style:family="paragraph" style:parent-style-name="Standard">
      <style:text-properties officeooo:rsid="000f02c3" officeooo:paragraph-rsid="000f02c3"/>
    </style:style>
    <style:style style:name="P10" style:family="paragraph" style:parent-style-name="Standard">
      <style:text-properties fo:font-style="italic" officeooo:rsid="000f02c3" officeooo:paragraph-rsid="000f02c3" style:font-style-asian="italic" style:font-style-complex="italic"/>
    </style:style>
    <style:style style:name="T1" style:family="text">
      <style:text-properties officeooo:rsid="00105290"/>
    </style:style>
    <style:style style:name="T2" style:family="text">
      <style:text-properties officeooo:rsid="00130973"/>
    </style:style>
    <style:style style:name="T3" style:family="text">
      <style:text-properties officeooo:rsid="0013cf7b"/>
    </style:style>
    <style:style style:name="T4" style:family="text">
      <style:text-properties officeooo:rsid="00189c79"/>
    </style:style>
    <style:style style:name="T5" style:family="text">
      <style:text-properties officeooo:rsid="001cc79b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dac48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rendre Git</text:p>
      <text:p text:style-name="P1"/>
      <text:p text:style-name="P1"/>
      <text:p text:style-name="P10">***********************<text:span text:style-name="T5">Information sur SSH key ********************</text:span></text:p>
      <text:p text:style-name="P10"><text:span text:style-name="T6">Generating public/private ed25519 key pair.</text:span></text:p>
      <text:p text:style-name="P10"><text:span text:style-name="T6">Enter file in which to save the key (/home/aurel/.ssh/id_ed25519): </text:span></text:p>
      <text:p text:style-name="P10"><text:span text:style-name="T6">Enter passphrase (empty for no passphrase): </text:span></text:p>
      <text:p text:style-name="P10"><text:span text:style-name="T6">Enter same passphrase again: </text:span></text:p>
      <text:p text:style-name="P10"><text:span text:style-name="T6">Your identification has been saved in /home/aurel/.ssh/id_ed25519</text:span></text:p>
      <text:p text:style-name="P10"><text:span text:style-name="T6">Your public key has been saved in /home/aurel/.ssh/id_ed25519.pub</text:span></text:p>
      <text:p text:style-name="P10"><text:span text:style-name="T6">The key fingerprint is:</text:span></text:p>
      <text:p text:style-name="P10"><text:span text:style-name="T6">SHA256:zFshN4UyduDU0dzvEN5N/VNaUJQYSwg6+yr28pv1XZc aureltchanhouin@gmail.com</text:span></text:p>
      <text:p text:style-name="P10"><text:span text:style-name="T6">The key's randomart image is:</text:span></text:p>
      <text:p text:style-name="P10"><text:span text:style-name="T6">+--[ED25519 256]--+</text:span></text:p>
      <text:p text:style-name="P10"><text:span text:style-name="T6">| <text:s text:c="7"/>o+o=o+++=|</text:span></text:p>
      <text:p text:style-name="P10"><text:span text:style-name="T6">| <text:s text:c="6"/>o= +o+.+.=|</text:span></text:p>
      <text:p text:style-name="P10"><text:span text:style-name="T6">| <text:s text:c="6"/>+o++ <text:s/>o B+|</text:span></text:p>
      <text:p text:style-name="P10"><text:span text:style-name="T6">| <text:s text:c="6"/>ooo o <text:s/>+.=|</text:span></text:p>
      <text:p text:style-name="P10"><text:span text:style-name="T6">| <text:s text:c="6"/>.S . <text:s text:c="3"/>o.|</text:span></text:p>
      <text:p text:style-name="P10"><text:span text:style-name="T6">| <text:s text:c="7"/>.o <text:s text:c="5"/>o|</text:span></text:p>
      <text:p text:style-name="P10"><text:span text:style-name="T6">| <text:s text:c="7"/>.o <text:s text:c="4"/>E.|</text:span></text:p>
      <text:p text:style-name="P10"><text:span text:style-name="T6">| <text:s text:c="4"/>+ <text:s/>+ . . . .|</text:span></text:p>
      <text:p text:style-name="P10"><text:span text:style-name="T6">| <text:s text:c="3"/>. =*. <text:s/>. . <text:s text:c="2"/>|</text:span></text:p>
      <text:p text:style-name="P10"><text:span text:style-name="T6">+----[SHA256]-----+</text:span></text:p>
      <text:p text:style-name="P10"><text:span text:style-name="T6"/></text:p>
      <text:p text:style-name="P10"><text:span text:style-name="T6">**********************************//////////////////////////**********************</text:span></text:p>
      <text:p text:style-name="P10"><text:span text:style-name="T6"/></text:p>
      <text:p text:style-name="P10"><text:span text:style-name="T6"/></text:p>
      <text:p text:style-name="P10"><text:span text:style-name="T6">/////////////////////////////////////////////////////////////</text:span><text:span text:style-name="T7">Autre information///////////////////////////////////////</text:span></text:p>
      <text:p text:style-name="P1"><text:span text:style-name="T7">aurel@aurel-eMachines-E525:~$ eval "$(ssh-agent -s)"</text:span></text:p>
      <text:p text:style-name="P1"><text:span text:style-name="T7">Agent pid 25402</text:span></text:p>
      <text:p text:style-name="P1"><text:span text:style-name="T7">aurel@aurel-eMachines-E525:~$ </text:span></text:p>
      <text:p text:style-name="P1"><text:span text:style-name="T7">////////////////////////////////////////////////////////////<text:tab/>///////////////////////<text:tab/>////////////////////////</text:span></text:p>
      <text:p text:style-name="P1"/>
      <text:p text:style-name="P1"/>
      <text:p text:style-name="P8"><text:bookmark text:name="empty-setup-new-repo-echo"/>git push -u origin main</text:p>
      <text:p text:style-name="P1"/>
      <text:p text:style-name="P1"/>
      <text:p text:style-name="P1"><text:span text:style-name="T1">$</text:span>git config --global user.email "<text:a xlink:type="simple" xlink:href="mailto:aureltchanhouin@gmail.com" text:style-name="Internet_20_link" text:visited-style-name="Visited_20_Internet_20_Link">aureltchanhouin@gmail.com</text:a>"</text:p>
      <text:p text:style-name="P1"><text:span text:style-name="T1">$</text:span>git config --global user.<text:span text:style-name="T1">name</text:span> "<text:span text:style-name="T1">Aurel Tchn</text:span>"</text:p>
      <text:p text:style-name="P1"/>
      <text:p text:style-name="P1">Dans le dossier on tape</text:p>
      <text:p text:style-name="P1"/>
      <text:p text:style-name="P1">$git init <text:span text:style-name="T2">(initialisation de git )</text:span></text:p>
      <text:p text:style-name="P1"/>
      <text:p text:style-name="P1">$git add -A </text:p>
      <text:p text:style-name="P2">$git add file1.txt <text:span text:style-name="T2">(Ajouter un fichier à craquer)</text:span></text:p>
      <text:p text:style-name="P2"/>
      <text:p text:style-name="P3">$git log (Voir les commit )</text:p>
      <text:p text:style-name="P7"/>
      <text:p text:style-name="P1">$git commit -m  ‘’First commit’’ <text:span text:style-name="T2">(Validation et envoie </text:span><text:span text:style-name="T3">pour être transformer en back up</text:span><text:span text:style-name="T2">)</text:span></text:p>
      <text:p text:style-name="P1"/>
      <text:p text:style-name="P3"><text:soft-page-break/>Supprimer le fichier caché .git</text:p>
      <text:p text:style-name="P3">$rm -rf .git/</text:p>
      <text:p text:style-name="P3"/>
      <text:p text:style-name="P4">$git diff (savoir ce qui a été ajouté)</text:p>
      <text:p text:style-name="P4"/>
      <text:p text:style-name="P5">$git reset –hard 2386650b119535e73bcd172315faba476c4a5362 (revient en arrière , annule le commit) </text:p>
      <text:p text:style-name="P5"/>
      <text:p text:style-name="P6">$git <text:span text:style-name="T4">commit</text:span> –<text:span text:style-name="T4">amend –no-edit (Si on ne veut pas modifier le message su commit) else </text:span>$git <text:span text:style-name="T4">commit</text:span> –<text:span text:style-name="T4">amend (ctr O et ctrl X )</text:span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09:12:21.155417729</meta:creation-date>
    <dc:date>2024-02-04T20:21:39.766492895</dc:date>
    <meta:editing-duration>PT16H30M19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225" meta:character-count="1793" meta:non-whitespace-character-count="1539"/>
  </office:meta>
</office:document-meta>
</file>